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style:style style:name="T2" style:family="text">
      <style:text-properties fo:font-variant="normal" fo:text-transform="none" fo:color="#9b9b9b" style:font-name="Open Sans" fo:font-size="9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u Yun Kim<text:line-break/>612 Friars Head Ct</text:p>
      <text:p text:style-name="Standard">Suwanee, GA 30024</text:p>
      <text:p text:style-name="Standard">Mobile: 678-761-2205</text:p>
      <text:p text:style-name="Standard">Email: <text:a xlink:type="simple" xlink:href="mailto:kimj4@carleton.edu" text:style-name="Internet_20_link" text:visited-style-name="Visited_20_Internet_20_Link">kimj4@carleton.edu</text:a></text:p>
      <text:p text:style-name="Standard"/>
      <text:p text:style-name="Standard">Axial</text:p>
      <text:p text:style-name="Standard">902 Broadway, 19<text:span text:style-name="T1">th</text:span> Floor</text:p>
      <text:p text:style-name="Standard">New York, NY 10010</text:p>
      <text:p text:style-name="Standard"/>
      <text:p text:style-name="Standard">Dear Hiring Manager:</text:p>
      <text:p text:style-name="Standard"/>
      <text:p text:style-name="Standard">I came across this position as a software engineer for Axial on Glassdoor, and it seemed like a good fit for me. Though I don't meet <text:s/>100% of the qualifications for an ideal candidate, I believe I meet enough to be a strong argument.</text:p>
      <text:p text:style-name="Standard"/>
      <text:p text:style-name="Standard">I am a computer science major at one of the nation's top liberal arts colleges that is set to graduate in June 2018. Following in the spirit of liberal arts, my department's course catalog is designed in a way that encourages explorations of various subtopics, so it is safe <text:s/>to say that I have at least dipped my feet in all parts of the discipline. As such, I will perform excellently regardless of the nature of the problem I may faced with. However, if I were to choose the areas that appeals most to me, I would <text:s/>have to select the backend and R&amp;D. Through my coursework and job experiences, I focused on creating robust systems to build robust interfaces upon, and I have had thorough exposure to machine learning implementation details through my senior capstone project, so I think I would especially enjoy those roles.</text:p>
      <text:p text:style-name="Standard"/>
      <text:p text:style-name="Standard">Being just out of college, I don't have three years of continuous experience, but I do have ones sprinkled in during summer internships and jobs as well as in personal projects. In each of these, I've grown both as a developer and a team member, which I believe will allow me to collaborate effectively. One of my summer experiences included building a mobile app based <text:s/>in Apache Cordova, which uses the web platform, so I will have no problem transitioning. I have experience with building a RESTful API exposing access to a Postgres database in a class project that aimed to help in our campus's dormitory lottery, and in the process of all of the above, I've used development tools, git, and the command line extensively. I believe that these experiences show that I am a willing and capable candidate.</text:p>
      <text:p text:style-name="Standard"/>
      <text:p text:style-name="Standard">If selected for this position, I will be relocating to New York, eager to join the team. I'm excited to participate in the effort to serving businesses that might need help through technical solutions. Thank you for your consideration.</text:p>
      <text:p text:style-name="Standard"/>
      <text:p text:style-name="Standard">Sincerely,</text:p>
      <text:p text:style-name="Standard">Ju Yun K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 Yun Kim</meta:initial-creator>
    <meta:creation-date>2017-12-18T11:06:12.97</meta:creation-date>
    <meta:generator>OpenOffice/4.1.4$Win32 OpenOffice.org_project/414m5$Build-9788</meta:generator>
    <dc:date>2017-12-18T11:29:20.02</dc:date>
    <dc:creator>Ju Yun Kim</dc:creator>
    <meta:editing-duration>PT23M7S</meta:editing-duration>
    <meta:editing-cycles>2</meta:editing-cycles>
    <meta:document-statistic meta:table-count="0" meta:image-count="0" meta:object-count="0" meta:page-count="1" meta:paragraph-count="14" meta:word-count="399" meta:character-count="2279"/>
  </office:meta>
</office:document-meta>
</file>